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Slack-Lato" svg:font-family="Slack-Lato, Slack-Fractions, appleLogo, sans-serif"/>
    <style:font-face style:name="Tahoma" svg:font-family="Tahoma" style:font-family-generic="system" style:font-pitch="variable"/>
  </office:font-face-decls>
  <office:automatic-styles>
    <style:style style:name="P1" style:family="paragraph" style:parent-style-name="Standard">
      <style:text-properties style:font-name="Arial" fo:font-size="8pt" fo:language="en" fo:country="US" officeooo:rsid="001b2038" officeooo:paragraph-rsid="00040cfb" style:font-size-asian="8pt" style:font-size-complex="8pt"/>
    </style:style>
    <style:style style:name="P2" style:family="paragraph" style:parent-style-name="Standard">
      <style:text-properties fo:color="#000000" loext:opacity="100%" style:font-name="Arial" fo:font-size="8pt" fo:letter-spacing="normal" fo:language="en" fo:country="US" fo:font-style="normal" fo:font-weight="normal" officeooo:rsid="001b2038" officeooo:paragraph-rsid="00040cfb" style:font-size-asian="8pt" style:font-style-asian="normal" style:font-size-complex="8pt" style:font-style-complex="normal"/>
    </style:style>
    <style:style style:name="P3" style:family="paragraph" style:parent-style-name="Standard">
      <style:text-properties officeooo:paragraph-rsid="00601b34"/>
    </style:style>
    <style:style style:name="P4" style:family="paragraph" style:parent-style-name="Standard" style:list-style-name="L1">
      <style:text-properties style:font-name="Arial" fo:font-size="8pt" fo:language="en" fo:country="US" officeooo:rsid="00639c40" officeooo:paragraph-rsid="00639c40" style:font-size-asian="8pt" style:font-size-complex="8pt"/>
    </style:style>
    <style:style style:name="P5" style:family="paragraph" style:parent-style-name="Standard" style:list-style-name="L1">
      <style:text-properties style:font-name="Arial" fo:font-size="8pt" fo:language="en" fo:country="US" officeooo:paragraph-rsid="00639c40" style:font-size-asian="8pt" style:font-size-complex="8pt"/>
    </style:style>
    <style:style style:name="P6" style:family="paragraph" style:parent-style-name="Standard" style:list-style-name="L1">
      <style:text-properties style:font-name="Arial" fo:font-size="8pt" fo:language="en" fo:country="US" officeooo:paragraph-rsid="0064d64e" style:font-size-asian="8pt" style:font-size-complex="8pt"/>
    </style:style>
    <style:style style:name="P7" style:family="paragraph" style:parent-style-name="Standard" style:list-style-name="L1">
      <style:text-properties style:font-name="Arial" fo:font-size="8pt" fo:language="en" fo:country="US" officeooo:rsid="001cca24" officeooo:paragraph-rsid="00639c40" style:font-size-asian="8pt" style:font-size-complex="8pt"/>
    </style:style>
    <style:style style:name="P8" style:family="paragraph" style:parent-style-name="Standard" style:list-style-name="L1">
      <style:text-properties style:font-name="Arial" fo:font-size="8pt" fo:language="en" fo:country="US" officeooo:rsid="001cca24" officeooo:paragraph-rsid="0088e145" style:font-size-asian="8pt" style:font-size-complex="8pt"/>
    </style:style>
    <style:style style:name="P9" style:family="paragraph" style:parent-style-name="Standard">
      <style:text-properties style:font-name="Arial" fo:font-size="8pt" fo:language="en" fo:country="US" fo:font-style="normal" officeooo:rsid="001b2038" officeooo:paragraph-rsid="00040cfb" style:font-size-asian="8pt" style:font-style-asian="normal" style:font-size-complex="8pt" style:font-style-complex="normal"/>
    </style:style>
    <style:style style:name="P10" style:family="paragraph" style:parent-style-name="Standard">
      <style:text-properties style:font-name="Arial" fo:font-size="8pt" fo:language="en" fo:country="US" fo:font-style="normal" fo:font-weight="bold" officeooo:rsid="0098fd08" officeooo:paragraph-rsid="0098fd08" style:font-size-asian="8pt" style:font-style-asian="normal" style:font-weight-asian="bold" style:font-size-complex="8pt" style:font-style-complex="normal" style:font-weight-complex="bold"/>
    </style:style>
    <style:style style:name="P11" style:family="paragraph" style:parent-style-name="Standard" style:list-style-name="L1">
      <style:text-properties style:text-outline="false" style:text-line-through-style="none" style:text-line-through-type="none" style:font-name="Arial" fo:font-size="8pt" fo:language="en" fo:country="US" fo:font-style="normal" fo:text-shadow="none" style:text-underline-style="none" fo:font-weight="normal" officeooo:rsid="001cca24" officeooo:paragraph-rsid="00639c40" style:font-size-asian="8pt" style:font-style-asian="normal" style:font-weight-asian="normal" style:font-size-complex="8pt" style:text-emphasize="none"/>
    </style:style>
    <style:style style:name="T1" style:family="text">
      <style:text-properties fo:color="#000000" loext:opacity="100%" fo:letter-spacing="normal" fo:font-weight="normal"/>
    </style:style>
    <style:style style:name="T2" style:family="text">
      <style:text-properties officeooo:rsid="001cca24"/>
    </style:style>
    <style:style style:name="T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1cca24"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556c3"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41f4b6"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2eef67"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639c40"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64d64e" style:font-style-asian="normal" style:font-weight-asian="normal" style:text-emphasize="none"/>
    </style:style>
    <style:style style:name="T10" style:family="text">
      <style:text-properties style:text-outline="false" style:text-line-through-style="none" style:text-line-through-type="none" fo:font-style="normal" fo:text-shadow="none" style:text-underline-style="none" fo:font-weight="normal" officeooo:rsid="00659250"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66eba5"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0688999"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fo:font-weight="normal" officeooo:rsid="0069a852"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normal" officeooo:rsid="006cd641"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officeooo:rsid="006dfa00"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06fd57e"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0719bc6"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normal" officeooo:rsid="0072c2a1" style:font-style-asian="normal" style:font-weight-asian="normal" style:text-emphasize="none"/>
    </style:style>
    <style:style style:name="T19" style:family="text">
      <style:text-properties style:text-outline="false" style:text-line-through-style="none" style:text-line-through-type="none" fo:font-style="normal" fo:text-shadow="none" style:text-underline-style="none" fo:font-weight="normal" officeooo:rsid="007354d8"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7532b6"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officeooo:rsid="007fb267" style:font-style-asian="normal" style:font-weight-asian="normal" style:text-emphasize="none"/>
    </style:style>
    <style:style style:name="T22" style:family="text">
      <style:text-properties style:text-outline="false" style:text-line-through-style="none" style:text-line-through-type="none" fo:font-style="normal" fo:text-shadow="none" style:text-underline-style="none" fo:font-weight="normal" officeooo:rsid="0081f54a"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8515b5" style:font-style-asian="normal" style:font-weight-asian="normal" style:text-emphasize="none"/>
    </style:style>
    <style:style style:name="T24" style:family="text">
      <style:text-properties style:text-outline="false" style:text-line-through-style="none" style:text-line-through-type="none" fo:font-style="normal" fo:text-shadow="none" style:text-underline-style="none" fo:font-weight="normal" officeooo:rsid="00870fc4" style:font-style-asian="normal" style:font-weight-asian="normal" style:text-emphasize="none"/>
    </style:style>
    <style:style style:name="T25" style:family="text">
      <style:text-properties style:text-outline="false" style:text-line-through-style="none" style:text-line-through-type="none" fo:font-style="normal" fo:text-shadow="none" style:text-underline-style="none" fo:font-weight="normal" officeooo:rsid="00885c7e" style:font-style-asian="normal" style:font-weight-asian="normal" style:text-emphasize="none"/>
    </style:style>
    <style:style style:name="T26" style:family="text">
      <style:text-properties style:text-outline="false" style:text-line-through-style="none" style:text-line-through-type="none" fo:font-style="normal" fo:text-shadow="none" style:text-underline-style="none" fo:font-weight="normal" officeooo:rsid="0088e145" style:font-style-asian="normal" style:font-weight-asian="normal" style:text-emphasize="none"/>
    </style:style>
    <style:style style:name="T27" style:family="text">
      <style:text-properties style:text-outline="false" style:text-line-through-style="none" style:text-line-through-type="none" fo:font-style="normal" fo:text-shadow="none" style:text-underline-style="none" fo:font-weight="normal" officeooo:rsid="008adcf2" style:font-style-asian="normal" style:font-weight-asian="normal" style:text-emphasize="none"/>
    </style:style>
    <style:style style:name="T28" style:family="text">
      <style:text-properties style:text-outline="false" style:text-line-through-style="none" style:text-line-through-type="none" fo:font-style="normal" fo:text-shadow="none" style:text-underline-style="none" fo:font-weight="normal" officeooo:rsid="008d2fcd" style:font-style-asian="normal" style:font-weight-asian="normal" style:text-emphasize="none"/>
    </style:style>
    <style:style style:name="T29" style:family="text">
      <style:text-properties style:text-outline="false" style:text-line-through-style="none" style:text-line-through-type="none" fo:font-style="normal" fo:text-shadow="none" style:text-underline-style="none" fo:font-weight="normal" officeooo:rsid="008d6e52" style:font-style-asian="normal" style:font-weight-asian="normal" style:text-emphasize="none"/>
    </style:style>
    <style:style style:name="T30" style:family="text">
      <style:text-properties style:text-outline="false" style:text-line-through-style="none" style:text-line-through-type="none" fo:font-style="normal" fo:text-shadow="none" style:text-underline-style="none" fo:font-weight="normal" officeooo:rsid="008e55f8" style:font-style-asian="normal" style:font-weight-asian="normal" style:text-emphasize="none"/>
    </style:style>
    <style:style style:name="T31" style:family="text">
      <style:text-properties style:text-outline="false" style:text-line-through-style="none" style:text-line-through-type="none" fo:font-style="normal" fo:text-shadow="none" style:text-underline-style="none" fo:font-weight="normal" officeooo:rsid="008f9a79" style:font-style-asian="normal" style:font-weight-asian="normal" style:text-emphasize="none"/>
    </style:style>
    <style:style style:name="T32" style:family="text">
      <style:text-properties style:text-outline="false" style:text-line-through-style="none" style:text-line-through-type="none" fo:font-style="normal" fo:text-shadow="none" style:text-underline-style="none" fo:font-weight="normal" officeooo:rsid="0090015d" style:font-style-asian="normal" style:font-weight-asian="normal" style:text-emphasize="none"/>
    </style:style>
    <style:style style:name="T33" style:family="text">
      <style:text-properties style:text-outline="false" style:text-line-through-style="none" style:text-line-through-type="none" fo:font-style="normal" fo:text-shadow="none" style:text-underline-style="none" fo:font-weight="normal" officeooo:rsid="0090445c" style:font-style-asian="normal" style:font-weight-asian="normal" style:text-emphasize="none"/>
    </style:style>
    <style:style style:name="T34" style:family="text">
      <style:text-properties style:text-outline="false" style:text-line-through-style="none" style:text-line-through-type="none" fo:font-style="normal" fo:text-shadow="none" style:text-underline-style="none" fo:font-weight="normal" officeooo:rsid="0091db00" style:font-style-asian="normal" style:font-weight-asian="normal" style:text-emphasize="none"/>
    </style:style>
    <style:style style:name="T35" style:family="text">
      <style:text-properties style:text-outline="false" style:text-line-through-style="none" style:text-line-through-type="none" fo:font-style="normal" fo:text-shadow="none" style:text-underline-style="none" fo:font-weight="normal" officeooo:rsid="0093047b" style:font-style-asian="normal" style:font-weight-asian="normal" style:text-emphasize="none"/>
    </style:style>
    <style:style style:name="T36" style:family="text">
      <style:text-properties style:text-outline="false" style:text-line-through-style="none" style:text-line-through-type="none" fo:font-style="normal" fo:text-shadow="none" style:text-underline-style="none" fo:font-weight="normal" officeooo:rsid="0093f0ad" style:font-style-asian="normal" style:font-weight-asian="normal" style:text-emphasize="none"/>
    </style:style>
    <style:style style:name="T37" style:family="text">
      <style:text-properties style:text-outline="false" style:text-line-through-style="none" style:text-line-through-type="none" fo:font-style="normal" fo:text-shadow="none" style:text-underline-style="none" fo:font-weight="normal" officeooo:rsid="00955bad" style:font-style-asian="normal" style:font-weight-asian="normal" style:text-emphasize="none"/>
    </style:style>
    <style:style style:name="T38" style:family="text">
      <style:text-properties style:text-outline="false" style:text-line-through-style="none" style:text-line-through-type="none" fo:font-style="normal" fo:text-shadow="none" style:text-underline-style="none" fo:font-weight="normal" officeooo:rsid="0095ec94" style:font-style-asian="normal" style:font-weight-asian="normal" style:text-emphasize="none"/>
    </style:style>
    <style:style style:name="T39" style:family="text">
      <style:text-properties officeooo:rsid="000556c3"/>
    </style:style>
    <style:style style:name="T40" style:family="text">
      <style:text-properties officeooo:rsid="005dbac1"/>
    </style:style>
    <style:style style:name="T41" style:family="text">
      <style:text-properties fo:font-variant="normal" fo:text-transform="none" fo:color="#1d1c1d" loext:opacity="100%" style:font-name="Slack-Lato" fo:font-size="9pt" fo:letter-spacing="normal" fo:font-style="normal" fo:font-weight="normal"/>
    </style:style>
    <style:style style:name="T42" style:family="text">
      <style:text-properties style:font-name="Arial" fo:font-size="8pt" fo:language="en" fo:country="US" officeooo:rsid="00601b34" style:font-size-asian="8pt" style:font-size-complex="8pt"/>
    </style:style>
    <style:style style:name="T43" style:family="text">
      <style:text-properties officeooo:rsid="006f35f2"/>
    </style:style>
    <style:style style:name="T44" style:family="text">
      <style:text-properties officeooo:rsid="0071140a"/>
    </style:style>
    <style:style style:name="T45" style:family="text">
      <style:text-properties officeooo:rsid="007532b6"/>
    </style:style>
    <style:style style:name="T46" style:family="text">
      <style:text-properties officeooo:rsid="0075f770"/>
    </style:style>
    <style:style style:name="T47" style:family="text">
      <style:text-properties officeooo:rsid="0076b051"/>
    </style:style>
    <style:style style:name="T48" style:family="text">
      <style:text-properties officeooo:rsid="0078ae9f"/>
    </style:style>
    <style:style style:name="T49" style:family="text">
      <style:text-properties officeooo:rsid="0078b002"/>
    </style:style>
    <style:style style:name="T50" style:family="text">
      <style:text-properties officeooo:rsid="007acdaa"/>
    </style:style>
    <style:style style:name="T51" style:family="text">
      <style:text-properties officeooo:rsid="007c7c99"/>
    </style:style>
    <style:style style:name="T52" style:family="text">
      <style:text-properties officeooo:rsid="007d94dd"/>
    </style:style>
    <style:style style:name="T53" style:family="text">
      <style:text-properties officeooo:rsid="007e17fd"/>
    </style:style>
    <style:style style:name="T54" style:family="text">
      <style:text-properties officeooo:rsid="0081b456"/>
    </style:style>
    <style:style style:name="T55" style:family="text">
      <style:text-properties officeooo:rsid="00829ea9"/>
    </style:style>
    <style:style style:name="T56" style:family="text">
      <style:text-properties officeooo:rsid="0088e145"/>
    </style:style>
    <style:style style:name="T57" style:family="text">
      <style:text-properties officeooo:rsid="008adcf2"/>
    </style:style>
    <style:style style:name="T58" style:family="text">
      <style:text-properties officeooo:rsid="008d2fcd"/>
    </style:style>
    <style:style style:name="T59" style:family="text">
      <style:text-properties officeooo:rsid="008d6e52"/>
    </style:style>
    <style:style style:name="T60" style:family="text">
      <style:text-properties officeooo:rsid="008f9a79"/>
    </style:style>
    <style:style style:name="T61" style:family="text">
      <style:text-properties officeooo:rsid="0090015d"/>
    </style:style>
    <style:style style:name="T62" style:family="text">
      <style:text-properties officeooo:rsid="0090445c"/>
    </style:style>
    <style:style style:name="T63" style:family="text">
      <style:text-properties officeooo:rsid="0091db00"/>
    </style:style>
    <style:style style:name="T64" style:family="text">
      <style:text-properties officeooo:rsid="0093f0ad"/>
    </style:style>
    <style:style style:name="T65" style:family="text">
      <style:text-properties officeooo:rsid="00955bad"/>
    </style:style>
    <style:style style:name="T66" style:family="text">
      <style:text-properties officeooo:rsid="0095ec94"/>
    </style:style>
    <style:style style:name="T67" style:family="text">
      <style:text-properties officeooo:rsid="009716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cipants MA<text:span text:style-name="T40">T</text:span></text:p>
      <text:p text:style-name="P1"/>
      <text:p text:style-name="P3"><text:span text:style-name="T42">Tests with 100 points: </text:span><text:span text:style-name="T41">multiply their score with 0.15</text:span> </text:p>
      <text:p text:style-name="P1"/>
      <text:p text:style-name="P2">Max. 10 marks Criteria: </text:p>
      <text:p text:style-name="P2">concept (2,5) </text:p>
      <text:p text:style-name="P2">HTML structure (2,5) </text:p>
      <text:p text:style-name="P2">Semantic tags (1) </text:p>
      <text:p text:style-name="P2">Design/CSS (2,5) </text:p>
      <text:p text:style-name="P2">Content (1). </text:p>
      <text:p text:style-name="P9"><text:span text:style-name="T1">Extras (0.5): Javascript, responsive, Grid, Flex, presentation)</text:span> </text:p>
      <text:p text:style-name="P9"/>
      <text:p text:style-name="P9"/>
      <text:p text:style-name="P10">Angel, Astrid</text:p>
      <text:p text:style-name="P1"/>
      <text:list xml:id="list3862148542" text:style-name="L1">
        <text:list-item>
          <text:p text:style-name="P4">Abdul</text:p>
          <text:list>
            <text:list-item>
              <text:p text:style-name="P5"><text:span text:style-name="T39">Website: </text:span><text:span text:style-name="T43">Afghan Food</text:span><text:span text:style-name="T2"><text:line-break/><text:line-break/></text:span><text:span text:style-name="T10">Works hard on the content and is very motivated, a bit slow learner, sometimes has difficulties understanding tasks, has good language skills, </text:span><text:span text:style-name="T16">made good progress</text:span><text:span text:style-name="T7"><text:line-break/><text:line-break/></text:span></text:p>
            </text:list-item>
            <text:list-item>
              <text:p text:style-name="P11">concept: <text:tab/><text:span text:style-name="T59">2</text:span><text:line-break/>HTML Structure: <text:span text:style-name="T59">1,5</text:span><text:line-break/>Semantic Tags: <text:span text:style-name="T59">1</text:span><text:line-break/>Design/CSS: <text:tab/><text:span text:style-name="T59">1</text:span><text:line-break/>Content: <text:tab/><text:span text:style-name="T59">1</text:span><text:line-break/>Extras: <text:tab/></text:p>
              <text:list>
                <text:list-header>
                  <text:p text:style-name="P7"><text:span text:style-name="T5">TOTAL: </text:span><text:span text:style-name="T6"><text:s/></text:span><text:span text:style-name="T29">6,5</text:span><text:span text:style-name="T3"><text:line-break/></text:span></text:p>
                </text:list-header>
              </text:list>
            </text:list-item>
          </text:list>
        </text:list-item>
        <text:list-item>
          <text:p text:style-name="P4">Ahmad</text:p>
          <text:list>
            <text:list-item>
              <text:p text:style-name="P5"><text:span text:style-name="T39">Website: </text:span><text:span text:style-name="T67">N.A.</text:span><text:span text:style-name="T2"><text:line-break/><text:line-break/></text:span><text:span text:style-name="T10">Was not actively present, was sometimes there and is a nice person, but didn’t understand even how to follow the instruction emails and hadn’t had set up Gclassroom until day of the test, therefore didn’t submit any assignments, </text:span><text:span text:style-name="T23">in general seemed interested in webdev</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text:line-break/></text:span></text:p>
                </text:list-header>
              </text:list>
            </text:list-item>
          </text:list>
        </text:list-item>
        <text:list-item>
          <text:p text:style-name="P4">Angel</text:p>
          <text:list>
            <text:list-item>
              <text:p text:style-name="P5"><text:span text:style-name="T39">Website: </text:span><text:span text:style-name="T67">Iceland NO PRES</text:span><text:span text:style-name="T2"><text:line-break/><text:line-break/></text:span><text:span text:style-name="T10">Apparently didn’t understand how to use Gclassroom, didn’t upload work correctly but appears as “turned in”, after asking her about it in Slack she didn’t reply, </text:span><text:span text:style-name="T23">then said that she was working on the final project and therefore didn’t check her Slack messages… Will be evaluated based on her code as she had surgery on the day of the presentation</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text:line-break/></text:span></text:p>
                </text:list-header>
              </text:list>
            </text:list-item>
          </text:list>
        </text:list-item>
        <text:list-item>
          <text:p text:style-name="P4">Anton</text:p>
          <text:list>
            <text:list-item>
              <text:p text:style-name="P5"><text:span text:style-name="T39">Website: </text:span><text:span text:style-name="T54">Aspiring Web Developer Looking for a Job</text:span><text:span text:style-name="T2"><text:line-break/><text:line-break/></text:span><text:span text:style-name="T10">Has quite a bit of previous knowledge, so wasn’t very active in class as he was underchallenged, but when the topics got more complex he asked </text:span><text:span text:style-name="T11">good </text:span><text:span text:style-name="T10">questions. </text:span><text:span text:style-name="T22">Made a pretty basic final project which doesn’t show is abilities because he got distracted by the creation of images with AI for the final project, </text:span><text:span text:style-name="T23">has great energy and will make a great student, he also helped his classmates a lot</text:span><text:span text:style-name="T7"><text:line-break/><text:line-break/></text:span></text:p>
            </text:list-item>
            <text:list-item>
              <text:p text:style-name="P11">concept: <text:tab/><text:span text:style-name="T64">2</text:span><text:line-break/>HTML Structure: <text:span text:style-name="T64">2</text:span><text:line-break/>Semantic Tags: <text:span text:style-name="T64">1</text:span><text:line-break/>Design/CSS: <text:tab/><text:span text:style-name="T64">1,5</text:span><text:line-break/>Content: <text:tab/><text:span text:style-name="T64">1</text:span><text:line-break/>Extras: <text:tab/></text:p>
              <text:list>
                <text:list-header>
                  <text:p text:style-name="P7"><text:span text:style-name="T5">TOTAL: </text:span><text:span text:style-name="T6"><text:s/></text:span><text:span text:style-name="T36">7,5</text:span><text:span text:style-name="T3"><text:line-break/></text:span></text:p>
                </text:list-header>
              </text:list>
            </text:list-item>
          </text:list>
        </text:list-item>
        <text:list-item>
          <text:p text:style-name="P4"><text:soft-page-break/>Astrid</text:p>
          <text:list>
            <text:list-item>
              <text:p text:style-name="P5"><text:span text:style-name="T39">Website: </text:span><text:span text:style-name="T55">LATER</text:span><text:span text:style-name="T2"><text:line-break/><text:line-break/></text:span><text:span text:style-name="T11">Difficult egotistical person. Thinks she is the only one with problems. At times was calm and asked good questions, and says she has a background in IT, and showed some knowledge about the works of computers but then had difficulty understanding what a file is and where and how it is saved. With her loud attitude and rude behaviour annoyed teachers and classmates, I doubt that she has a notion that that is the case, from her perspective everyone else is at fault.</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text:line-break/></text:span></text:p>
                </text:list-header>
              </text:list>
            </text:list-item>
          </text:list>
        </text:list-item>
        <text:list-item>
          <text:p text:style-name="P4">Aziz</text:p>
          <text:list>
            <text:list-item>
              <text:p text:style-name="P5"><text:span text:style-name="T39">Website: </text:span><text:span text:style-name="T44">African Kingdom</text:span><text:span text:style-name="T2"><text:line-break/><text:line-break/></text:span><text:span text:style-name="T11">Very quiet person, difficulties in grasping everything is showing in the assignments, didn’t upload all of his assignments even after the general reminder for the whole class, because of all that </text:span><text:span text:style-name="T17">it made it </text:span><text:span text:style-name="T11">close to impossible to evaluate </text:span><text:span text:style-name="T17">him, but his progress was visible in his final project, </text:span><text:span text:style-name="T23">and he was very grateful and made great progress from having no prior knowledge</text:span><text:span text:style-name="T7"><text:line-break/><text:line-break/></text:span></text:p>
            </text:list-item>
            <text:list-item>
              <text:p text:style-name="P11">concept: <text:tab/><text:span text:style-name="T63">2</text:span><text:line-break/>HTML Structure: <text:span text:style-name="T63">1</text:span><text:line-break/>Semantic Tags: <text:span text:style-name="T63">1</text:span><text:line-break/>Design/CSS: <text:tab/><text:span text:style-name="T63">1</text:span><text:line-break/>Content: <text:tab/><text:span text:style-name="T63">1</text:span><text:line-break/>Extras: <text:tab/></text:p>
              <text:list>
                <text:list-header>
                  <text:p text:style-name="P7"><text:span text:style-name="T5">TOTAL: </text:span><text:span text:style-name="T6"><text:s/></text:span><text:span text:style-name="T34">6</text:span><text:span text:style-name="T3"><text:line-break/></text:span></text:p>
                </text:list-header>
              </text:list>
            </text:list-item>
          </text:list>
        </text:list-item>
        <text:list-item>
          <text:p text:style-name="P4">Edwin</text:p>
          <text:list>
            <text:list-item>
              <text:p text:style-name="P5"><text:span text:style-name="T39">Website: </text:span><text:span text:style-name="T44">Nelson Mandela</text:span><text:span text:style-name="T2"><text:line-break/><text:line-break/></text:span><text:span text:style-name="T12">Quiet student but was working focused, still has issues understanding topics and tasks, but will make a good student in my opinion, </text:span><text:span text:style-name="T17">how much he worked </text:span><text:span text:style-name="T23">and his progress </text:span><text:span text:style-name="T17">was apparent in his final project</text:span><text:span text:style-name="T7"><text:line-break/><text:line-break/></text:span></text:p>
            </text:list-item>
            <text:list-item>
              <text:p text:style-name="P11">concept: <text:tab/><text:span text:style-name="T60">1,5</text:span><text:line-break/>HTML Structure: <text:span text:style-name="T60">1</text:span><text:line-break/>Semantic Tags: <text:span text:style-name="T60">1</text:span><text:line-break/>Design/CSS: <text:tab/><text:span text:style-name="T60">1,5</text:span><text:line-break/>Content: <text:tab/><text:span text:style-name="T60">1</text:span><text:line-break/>Extras: <text:tab/></text:p>
              <text:list>
                <text:list-header>
                  <text:p text:style-name="P7"><text:span text:style-name="T5">TOTAL: </text:span><text:span text:style-name="T6"><text:s/></text:span><text:span text:style-name="T31">6</text:span><text:span text:style-name="T3"><text:line-break/></text:span></text:p>
                </text:list-header>
              </text:list>
            </text:list-item>
          </text:list>
        </text:list-item>
        <text:list-item>
          <text:p text:style-name="P4">Esha</text:p>
          <text:list>
            <text:list-item>
              <text:p text:style-name="P5"><text:span text:style-name="T39">Website: </text:span><text:span text:style-name="T45">Travel</text:span><text:span text:style-name="T2"><text:line-break/><text:line-break/></text:span><text:span text:style-name="T12">Very focused and made enormous progress, has fun with the code and has a lot of motivation! Has a great energy and was very active in class, can formulate well and also express issues and questions, </text:span><text:span text:style-name="T18">worked a lot on her final project</text:span><text:span text:style-name="T7"><text:line-break/><text:line-break/></text:span></text:p>
            </text:list-item>
            <text:list-item>
              <text:p text:style-name="P11">concept: <text:tab/><text:span text:style-name="T65">2</text:span><text:line-break/>HTML Structure: <text:span text:style-name="T65">2</text:span><text:line-break/>Semantic Tags: <text:span text:style-name="T65">1</text:span><text:line-break/>Design/CSS: <text:tab/><text:span text:style-name="T65">2</text:span><text:line-break/>Content: <text:tab/><text:span text:style-name="T65">1</text:span><text:line-break/>Extras: <text:tab/></text:p>
              <text:list>
                <text:list-header>
                  <text:p text:style-name="P7"><text:span text:style-name="T5">TOTAL: </text:span><text:span text:style-name="T6"><text:s/></text:span><text:span text:style-name="T37">8</text:span><text:span text:style-name="T3"><text:line-break/></text:span></text:p>
                </text:list-header>
              </text:list>
            </text:list-item>
          </text:list>
        </text:list-item>
        <text:list-item>
          <text:p text:style-name="P4">Fareed</text:p>
          <text:list>
            <text:list-item>
              <text:p text:style-name="P5"><text:span text:style-name="T39">Website: </text:span><text:span text:style-name="T45">Malaria</text:span><text:span text:style-name="T2"><text:line-break/><text:line-break/></text:span><text:span text:style-name="T12">Is very polite and very motivated, at times was very demanding and almost told me how to teach a topic, but that was because of his frustration to understand it and said it was poorly formulated and apologized and gave me a great teaching compliment. He is very eager and precise and can research and apply code well, </text:span><text:span text:style-name="T19">made good progress</text:span><text:span text:style-name="T7"><text:line-break/><text:line-break/></text:span></text:p>
            </text:list-item>
            <text:list-item>
              <text:p text:style-name="P11">concept: <text:tab/><text:span text:style-name="T63">2,5</text:span><text:line-break/>HTML Structure: <text:span text:style-name="T63">2</text:span><text:line-break/>Semantic Tags: <text:span text:style-name="T63">1</text:span><text:line-break/>Design/CSS: <text:tab/><text:span text:style-name="T63">2,5</text:span><text:line-break/>Content: <text:tab/><text:span text:style-name="T63">1</text:span><text:line-break/>Extras: <text:tab/></text:p>
              <text:list>
                <text:list-header>
                  <text:p text:style-name="P8"><text:span text:style-name="T5">TOTAL: </text:span><text:span text:style-name="T6"><text:s/></text:span><text:span text:style-name="T34">9</text:span><text:span text:style-name="T6"><text:line-break/></text:span><text:soft-page-break/><text:span text:style-name="T3"><text:line-break/></text:span></text:p>
                </text:list-header>
              </text:list>
            </text:list-item>
          </text:list>
        </text:list-item>
        <text:list-item>
          <text:p text:style-name="P4">Fatima</text:p>
          <text:list>
            <text:list-item>
              <text:p text:style-name="P5"><text:span text:style-name="T39">Website: </text:span><text:span text:style-name="T45">Anime</text:span><text:span text:style-name="T2"><text:line-break/><text:line-break/></text:span><text:span text:style-name="T12">Amazing student, had some previous knowledge but applied knew concepts immediately and with joy, helped others a great deal, individually and in study sessions in the afternoon and evening, is very precise and asked very good questions in class and was very active. Can be a class tutor, she actually was already!</text:span><text:span text:style-name="T7"><text:line-break/></text:span></text:p>
            </text:list-item>
            <text:list-item>
              <text:p text:style-name="P11">Concept: <text:tab/><text:span text:style-name="T57">2,5</text:span><text:line-break/>HTML Structure: <text:span text:style-name="T57">2,5</text:span><text:line-break/>Semantic Tags: <text:span text:style-name="T57">1</text:span><text:line-break/>Design/CSS: <text:tab/><text:span text:style-name="T57">2,5</text:span><text:line-break/>Content: <text:tab/><text:span text:style-name="T57">1</text:span><text:line-break/>Extras: <text:tab/><text:span text:style-name="T57">0,5</text:span></text:p>
              <text:list>
                <text:list-header>
                  <text:p text:style-name="P7"><text:span text:style-name="T5">TOTAL: </text:span><text:span text:style-name="T6"><text:s/></text:span><text:span text:style-name="T27">10</text:span><text:span text:style-name="T3"><text:line-break/></text:span></text:p>
                </text:list-header>
              </text:list>
            </text:list-item>
          </text:list>
        </text:list-item>
        <text:list-item>
          <text:p text:style-name="P4">Goran</text:p>
          <text:list>
            <text:list-item>
              <text:p text:style-name="P5"><text:span text:style-name="T39">Website: </text:span><text:span text:style-name="T45">Acne Help</text:span><text:span text:style-name="T2"><text:line-break/><text:line-break/></text:span><text:span text:style-name="T15">Had some prior knowledge and was therefore a quiet participant, but submitted the work and did already advanced coding. </text:span><text:span text:style-name="T20">He submitted a website as final project which he did before, but he had asked if he can do that and I told him it’s fine because he could explain everything and therefore could show that he already has advanced knowledge.</text:span><text:span text:style-name="T7"><text:line-break/><text:line-break/></text:span></text:p>
            </text:list-item>
            <text:list-item>
              <text:p text:style-name="P11">concept: <text:tab/><text:span text:style-name="T60">2</text:span><text:line-break/>HTML Structure: <text:span text:style-name="T60">2,5</text:span><text:line-break/>Semantic Tags: <text:span text:style-name="T60">1</text:span><text:line-break/>Design/CSS: <text:tab/><text:span text:style-name="T60">2</text:span><text:line-break/>Content: <text:tab/><text:line-break/>Extras: <text:tab/></text:p>
              <text:list>
                <text:list-header>
                  <text:p text:style-name="P7"><text:span text:style-name="T5">TOTAL: </text:span><text:span text:style-name="T6"><text:s/></text:span><text:span text:style-name="T31">7,5</text:span><text:span text:style-name="T3"><text:line-break/></text:span></text:p>
                </text:list-header>
              </text:list>
            </text:list-item>
          </text:list>
        </text:list-item>
        <text:list-item>
          <text:p text:style-name="P4">Jeff</text:p>
          <text:list>
            <text:list-item>
              <text:p text:style-name="P5"><text:span text:style-name="T39">Website: </text:span><text:span text:style-name="T46">Formula 1</text:span><text:span text:style-name="T2"><text:line-break/><text:line-break/></text:span><text:span text:style-name="T15">Struggled in the beginning but applied himself and enjoyed the work, asked good questions, was very active in class and made great progress, </text:span><text:span text:style-name="T24">even researched additional topics and applied them</text:span><text:span text:style-name="T7"><text:line-break/><text:line-break/></text:span></text:p>
            </text:list-item>
            <text:list-item>
              <text:p text:style-name="P11">concept: <text:tab/><text:span text:style-name="T58">2,5</text:span><text:line-break/>HTML Structure: <text:span text:style-name="T58">2,5</text:span><text:line-break/>Semantic Tags: <text:line-break/>Design/CSS: <text:tab/><text:span text:style-name="T58">2</text:span><text:line-break/>Content: <text:tab/><text:line-break/>Extras: <text:tab/></text:p>
              <text:list>
                <text:list-header>
                  <text:p text:style-name="P7"><text:span text:style-name="T5">TOTAL: </text:span><text:span text:style-name="T6"><text:s/></text:span><text:span text:style-name="T28">7</text:span><text:span text:style-name="T3"><text:line-break/></text:span></text:p>
                </text:list-header>
              </text:list>
            </text:list-item>
          </text:list>
        </text:list-item>
        <text:list-item>
          <text:p text:style-name="P4">Jennifer</text:p>
          <text:list>
            <text:list-item>
              <text:p text:style-name="P5"><text:span text:style-name="T39">Website: </text:span><text:span text:style-name="T46">Memorial Master</text:span><text:span text:style-name="T2"><text:line-break/><text:line-break/></text:span><text:span text:style-name="T15">Amazing student, asked great questions and on the point, worked a lot and very precise, collaborated well with others and has great motivat</text:span><text:span text:style-name="T24">ion</text:span><text:span text:style-name="T15"> and a wonderful energy</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5">10</text:span><text:span text:style-name="T3"><text:line-break/></text:span></text:p>
                </text:list-header>
              </text:list>
            </text:list-item>
          </text:list>
        </text:list-item>
        <text:list-item>
          <text:p text:style-name="P4">Kate</text:p>
          <text:list>
            <text:list-item>
              <text:p text:style-name="P5"><text:span text:style-name="T39">Website: </text:span><text:span text:style-name="T47">Beaches of Florida</text:span><text:span text:style-name="T2"><text:line-break/><text:line-break/></text:span><text:span text:style-name="T15">Was active in class and asked good questions, is very motivated and made good progress, even though she struggled understanding the concepts in the beginning</text:span><text:span text:style-name="T7"><text:line-break/><text:line-break/></text:span></text:p>
            </text:list-item>
            <text:list-item>
              <text:p text:style-name="P11">concept: <text:tab/><text:span text:style-name="T58">1,5</text:span><text:line-break/>HTML Structure: <text:span text:style-name="T58">1,5</text:span><text:line-break/>Semantic Tags: <text:line-break/>Design/CSS: <text:tab/><text:span text:style-name="T58">1,5</text:span><text:line-break/>Content: <text:tab/><text:span text:style-name="T58">1</text:span><text:line-break/>Extras: <text:tab/></text:p>
              <text:list>
                <text:list-header>
                  <text:p text:style-name="P7"><text:span text:style-name="T5">TOTAL: </text:span><text:span text:style-name="T6"><text:s/></text:span><text:span text:style-name="T28">5,5</text:span><text:span text:style-name="T3"><text:line-break/><text:line-break/><text:line-break/></text:span><text:soft-page-break/><text:span text:style-name="T3"><text:line-break/></text:span></text:p>
                </text:list-header>
              </text:list>
            </text:list-item>
          </text:list>
        </text:list-item>
        <text:list-item>
          <text:p text:style-name="P4">Leticia</text:p>
          <text:list>
            <text:list-item>
              <text:p text:style-name="P5"><text:span text:style-name="T39">Website: </text:span><text:span text:style-name="T48">Green Life</text:span><text:span text:style-name="T2"><text:line-break/><text:line-break/></text:span><text:span text:style-name="T15">Was a bit on the quieter side but asked some good questions and made good progress, is focused and very motivated, </text:span><text:span text:style-name="T25">her great progress showed in her final project</text:span><text:span text:style-name="T7"><text:line-break/><text:line-break/></text:span></text:p>
            </text:list-item>
            <text:list-item>
              <text:p text:style-name="P11">concept: <text:tab/><text:span text:style-name="T64">2</text:span><text:line-break/>HTML Structure: <text:span text:style-name="T64">2</text:span><text:line-break/>Semantic Tags: <text:span text:style-name="T64">1</text:span><text:line-break/>Design/CSS: <text:tab/><text:span text:style-name="T64">2</text:span><text:line-break/>Content: <text:tab/><text:span text:style-name="T64">1</text:span><text:line-break/>Extras: <text:tab/></text:p>
              <text:list>
                <text:list-header>
                  <text:p text:style-name="P7"><text:span text:style-name="T5">TOTAL: </text:span><text:span text:style-name="T6"><text:s/></text:span><text:span text:style-name="T36">8</text:span><text:span text:style-name="T3"><text:line-break/></text:span></text:p>
                </text:list-header>
              </text:list>
            </text:list-item>
          </text:list>
        </text:list-item>
        <text:list-item>
          <text:p text:style-name="P4">Leyla</text:p>
          <text:list>
            <text:list-item>
              <text:p text:style-name="P5"><text:span text:style-name="T39">Website: </text:span><text:span text:style-name="T49">Bees</text:span><text:span text:style-name="T2"><text:line-break/><text:line-break/></text:span><text:span text:style-name="T15">Amazing student, already advanced in backend but wants to transfer to frontend, works very hard and has great motivation, helps others and has a great sense of humour</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0">10</text:span><text:span text:style-name="T3"><text:line-break/></text:span></text:p>
                </text:list-header>
              </text:list>
            </text:list-item>
          </text:list>
        </text:list-item>
        <text:list-item>
          <text:p text:style-name="P4">Luke</text:p>
          <text:list>
            <text:list-item>
              <text:p text:style-name="P5"><text:span text:style-name="T39">Website: </text:span><text:span text:style-name="T49">Crunchyroll Anime</text:span><text:span text:style-name="T2"><text:line-break/><text:line-break/></text:span><text:span text:style-name="T15">Has very advanced skills for the MAT and will do well in any coding course, is helpful to others, has a great energy and is very motivated</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8">10</text:span><text:span text:style-name="T3"><text:line-break/></text:span></text:p>
                </text:list-header>
              </text:list>
            </text:list-item>
          </text:list>
        </text:list-item>
        <text:list-item>
          <text:p text:style-name="P4">Paola</text:p>
          <text:list>
            <text:list-item>
              <text:p text:style-name="P5"><text:span text:style-name="T39">Website: </text:span><text:span text:style-name="T50">Boston</text:span><text:span text:style-name="T2"><text:line-break/><text:line-break/></text:span><text:span text:style-name="T14">Has difficulties understanding coding aspects and says she liked the introduction to coding but is more interested in OM, has a great energy is very sociable and asks good questions</text:span><text:span text:style-name="T7"><text:line-break/><text:line-break/></text:span></text:p>
            </text:list-item>
            <text:list-item>
              <text:p text:style-name="P11">concept: <text:tab/><text:span text:style-name="T60">2</text:span><text:line-break/>HTML Structure: <text:span text:style-name="T60">1,5</text:span><text:line-break/>Semantic Tags: <text:span text:style-name="T60">1</text:span><text:line-break/>Design/CSS: <text:tab/><text:span text:style-name="T60">1,5</text:span><text:line-break/>Content: <text:tab/><text:line-break/>Extras: <text:tab/></text:p>
              <text:list>
                <text:list-header>
                  <text:p text:style-name="P7"><text:span text:style-name="T5">TOTAL: </text:span><text:span text:style-name="T6"><text:s/></text:span><text:span text:style-name="T31">6</text:span><text:span text:style-name="T3"><text:line-break/></text:span></text:p>
                </text:list-header>
              </text:list>
            </text:list-item>
          </text:list>
        </text:list-item>
        <text:list-item>
          <text:p text:style-name="P4">Pedicta</text:p>
          <text:list>
            <text:list-item>
              <text:p text:style-name="P5"><text:span text:style-name="T39">Website: </text:span><text:span text:style-name="T61">Donatas Eatery</text:span><text:span text:style-name="T2"><text:line-break/><text:line-break/></text:span><text:span text:style-name="T14">Was a quiet student but did the work which shows in her assignments, asked some good questions and made good progress, </text:span><text:span text:style-name="T32">submitted her final project on time even though her kid had an emergency and was at the hospital, her good progress is visible in that project</text:span><text:span text:style-name="T7"><text:line-break/><text:line-break/></text:span></text:p>
            </text:list-item>
            <text:list-item>
              <text:p text:style-name="P11">concept: <text:tab/><text:span text:style-name="T62">2</text:span><text:line-break/>HTML Structure: <text:span text:style-name="T62">1,5</text:span><text:line-break/>Semantic Tags: <text:span text:style-name="T62">1</text:span><text:line-break/>Design/CSS: <text:tab/><text:span text:style-name="T62">2</text:span><text:line-break/>Content: <text:tab/><text:line-break/>Extras: <text:tab/></text:p>
              <text:list>
                <text:list-header>
                  <text:p text:style-name="P7"><text:span text:style-name="T5">TOTAL: </text:span><text:span text:style-name="T6"><text:s/></text:span><text:span text:style-name="T33">6,5</text:span><text:span text:style-name="T3"><text:line-break/></text:span></text:p>
                </text:list-header>
              </text:list>
            </text:list-item>
          </text:list>
        </text:list-item>
        <text:list-item>
          <text:p text:style-name="P4">Pelle</text:p>
          <text:list>
            <text:list-item>
              <text:p text:style-name="P5"><text:soft-page-break/><text:span text:style-name="T39">Website: </text:span><text:span text:style-name="T51">Mountains</text:span><text:span text:style-name="T2"><text:line-break/><text:line-break/></text:span><text:span text:style-name="T13">Great student, has a good sense of humour, had some previous </text:span><text:span text:style-name="T14">knowledge and can apply new topics well, helped others and has great motivation, can express himself very well and made good progress</text:span><text:span text:style-name="T7"><text:line-break/><text:line-break/></text:span></text:p>
            </text:list-item>
            <text:list-item>
              <text:p text:style-name="P11">concept: <text:tab/><text:span text:style-name="T58">2,5</text:span><text:line-break/>HTML Structure: <text:span text:style-name="T58">2</text:span><text:line-break/>Semantic Tags: <text:span text:style-name="T58">1</text:span><text:line-break/>Design/CSS: <text:tab/><text:span text:style-name="T58">2,5</text:span><text:line-break/>Content: <text:tab/><text:span text:style-name="T58">1</text:span><text:line-break/>Extras: <text:tab/><text:span text:style-name="T58">0,5</text:span></text:p>
              <text:list>
                <text:list-header>
                  <text:p text:style-name="P7"><text:span text:style-name="T5">TOTAL: </text:span><text:span text:style-name="T6"><text:s/></text:span><text:span text:style-name="T28">9,5</text:span><text:span text:style-name="T3"><text:line-break/></text:span></text:p>
                </text:list-header>
              </text:list>
            </text:list-item>
          </text:list>
        </text:list-item>
        <text:list-item>
          <text:p text:style-name="P4">Salahaldin</text:p>
          <text:list>
            <text:list-item>
              <text:p text:style-name="P5"><text:span text:style-name="T39">Website: </text:span><text:span text:style-name="T52">Investment</text:span><text:span text:style-name="T2"><text:line-break/><text:line-break/></text:span><text:span text:style-name="T13">Great student, helped others and researched new topics and applied them, is very motivated and engaged and can express himself very well</text:span><text:span text:style-name="T7"><text:line-break/><text:line-break/></text:span></text:p>
            </text:list-item>
            <text:list-item>
              <text:p text:style-name="P11">concept: <text:tab/><text:span text:style-name="T58">2</text:span><text:line-break/>HTML Structure: <text:span text:style-name="T58">2,5</text:span><text:line-break/>Semantic Tags: <text:span text:style-name="T58">1</text:span><text:line-break/>Design/CSS: <text:tab/><text:span text:style-name="T58">1,5</text:span><text:line-break/>Content: <text:tab/><text:line-break/>Extras: <text:tab/></text:p>
              <text:list>
                <text:list-header>
                  <text:p text:style-name="P7"><text:span text:style-name="T5">TOTAL: </text:span><text:span text:style-name="T6"><text:s/></text:span><text:span text:style-name="T28">7</text:span><text:span text:style-name="T3"><text:line-break/></text:span></text:p>
                </text:list-header>
              </text:list>
            </text:list-item>
          </text:list>
        </text:list-item>
        <text:list-item>
          <text:p text:style-name="P4">Sarah</text:p>
          <text:list>
            <text:list-item>
              <text:p text:style-name="P5"><text:span text:style-name="T39">Website: </text:span><text:span text:style-name="T53">Animal Shelter</text:span><text:span text:style-name="T2"><text:line-break/><text:line-break/></text:span><text:span text:style-name="T12">Had some previous knowledge and was getting active in class when the topics became more complex, is very precise, can formulate well and enjoys coding</text:span><text:span text:style-name="T7"><text:line-break/><text:line-break/></text:span></text:p>
            </text:list-item>
            <text:list-item>
              <text:p text:style-name="P11">concept: <text:tab/><text:span text:style-name="T56">2</text:span><text:line-break/>HTML Structure: <text:span text:style-name="T56">0</text:span><text:line-break/>Semantic Tags: <text:span text:style-name="T56">1</text:span><text:line-break/>Design/CSS: <text:tab/><text:span text:style-name="T56">2</text:span><text:line-break/>Content: <text:tab/><text:span text:style-name="T56">1</text:span><text:line-break/>Extras: <text:tab/></text:p>
              <text:list>
                <text:list-header>
                  <text:p text:style-name="P7"><text:span text:style-name="T5">TOTAL: </text:span><text:span text:style-name="T6"><text:s/></text:span><text:span text:style-name="T26">6</text:span><text:span text:style-name="T3"><text:line-break/></text:span></text:p>
                </text:list-header>
              </text:list>
            </text:list-item>
          </text:list>
        </text:list-item>
        <text:list-item>
          <text:p text:style-name="P4">Tabi</text:p>
          <text:list>
            <text:list-item>
              <text:p text:style-name="P6"><text:span text:style-name="T39">Website: </text:span><text:span text:style-name="T53">JoBurg Art Museum</text:span><text:span text:style-name="T2"><text:line-break/><text:line-break/></text:span><text:span text:style-name="T4">Tech: </text:span><text:span text:style-name="T8">Had some confusions but made great progress, </text:span><text:span text:style-name="T9">Is working a lot and researches concepts on her own and applies them</text:span><text:span text:style-name="T4"><text:line-break/></text:span><text:span text:style-name="T3">Language: </text:span><text:span text:style-name="T8">Good skills, stronger accent</text:span><text:span text:style-name="T3"><text:line-break/>SoftSkills: </text:span><text:span text:style-name="T9">Is very determined and is working a lot</text:span><text:span text:style-name="T7"><text:line-break/><text:line-break/></text:span></text:p>
            </text:list-item>
            <text:list-item>
              <text:p text:style-name="P11">concept: <text:tab/><text:span text:style-name="T66">2</text:span><text:line-break/>HTML Structure: <text:span text:style-name="T66">2</text:span><text:line-break/>Semantic Tags: <text:span text:style-name="T66">1</text:span><text:line-break/>Design/CSS: <text:tab/><text:span text:style-name="T66">2</text:span><text:line-break/>Content: <text:tab/><text:span text:style-name="T66">1</text:span><text:line-break/>Extras: <text:tab/></text:p>
              <text:list>
                <text:list-header>
                  <text:p text:style-name="P7"><text:span text:style-name="T5">TOTAL: </text:span><text:span text:style-name="T6"><text:s/></text:span><text:span text:style-name="T38">8</text:span><text:span text:style-name="T3"><text:line-break/></text:span></text:p>
                </text:list-header>
              </text:list>
            </text:list-item>
          </text:list>
        </text:list-item>
        <text:list-item>
          <text:p text:style-name="P4">Tomislav</text:p>
          <text:list>
            <text:list-item>
              <text:p text:style-name="P5"><text:span text:style-name="T39">Website: </text:span><text:span text:style-name="T53">Stroop Effect</text:span><text:span text:style-name="T2"><text:line-break/><text:line-break/></text:span><text:span text:style-name="T4">Tech: </text:span><text:span text:style-name="T8">Made good progress, doubts himself a lot but grasps the concepts, thinks he is a slow learner but I think he is a</text:span><text:span text:style-name="T21">n unusual </text:span><text:span text:style-name="T8">learner, </text:span><text:span text:style-name="T21">because his thought process is pretty unique, he often goes the long way as opposed to the shortcut, but this only means that finally he as a strong understanding of the concepts! He is very engaged and will make a super student!</text:span><text:span text:style-name="T4"><text:line-break/></text:span><text:span text:style-name="T3">Language: </text:span><text:span text:style-name="T8">Good skills, stronger accent</text:span><text:span text:style-name="T3"><text:line-break/>SoftSkills: </text:span><text:span text:style-name="T8">Is very polite and considerate of others, very focused and motivated</text:span><text:span text:style-name="T7"><text:line-break/><text:line-break/></text:span></text:p>
            </text:list-item>
            <text:list-item>
              <text:p text:style-name="P11">concept: <text:tab/><text:line-break/>HTML Structure: <text:line-break/>Semantic Tags: <text:line-break/>Design/CSS: <text:tab/><text:line-break/>Content: <text:tab/><text:line-break/>Extras: <text:tab/></text:p>
              <text:list>
                <text:list-header>
                  <text:p text:style-name="P7"><text:span text:style-name="T5">TOTAL: </text:span><text:span text:style-name="T6"><text:s/></text:span><text:span text:style-name="T3"><text:line-break/></text:span><text:soft-page-break/></text:p>
                </text:list-header>
              </text:list>
            </text:list-item>
          </text:list>
        </text:list-item>
        <text:list-item>
          <text:p text:style-name="P7"/>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Slack-Lato" svg:font-family="Slack-Lato, Slack-Fractions, appleLogo, sans-serif"/>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7T17:04:56.123000000</dc:date>
    <meta:editing-duration>P2DT18H19M59S</meta:editing-duration>
    <meta:editing-cycles>113</meta:editing-cycles>
    <meta:generator>LibreOffice/7.3.6.2$Windows_X86_64 LibreOffice_project/c28ca90fd6e1a19e189fc16c05f8f8924961e12e</meta:generator>
    <meta:document-statistic meta:table-count="0" meta:image-count="0" meta:object-count="0" meta:page-count="6" meta:paragraph-count="107" meta:word-count="1559" meta:character-count="9428" meta:non-whitespace-character-count="7753"/>
  </office:meta>
</office:document-meta>
</file>